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0c84a0" officeooo:paragraph-rsid="000c84a0"/>
    </style:style>
    <style:style style:name="P2" style:family="paragraph" style:parent-style-name="Standard">
      <style:text-properties officeooo:rsid="000c84a0" officeooo:paragraph-rsid="000c84a0"/>
    </style:style>
    <style:style style:name="P3" style:family="paragraph" style:parent-style-name="Standard">
      <style:text-properties style:text-underline-style="solid" style:text-underline-width="auto" style:text-underline-color="font-color" officeooo:rsid="000d6d6f" officeooo:paragraph-rsid="000d6d6f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dd289" officeooo:paragraph-rsid="000dd289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ea2fe" officeooo:paragraph-rsid="000ea2fe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a43e" officeooo:paragraph-rsid="000fa43e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0a6cc" officeooo:paragraph-rsid="0010a6c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23f79" officeooo:paragraph-rsid="00123f7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27371" officeooo:paragraph-rsid="00127371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6f1eb" officeooo:paragraph-rsid="0016f1eb" style:font-weight-asian="bold" style:font-weight-complex="bold"/>
    </style:style>
    <style:style style:name="P12" style:family="paragraph" style:parent-style-name="Standard">
      <style:text-properties fo:font-weight="normal" officeooo:rsid="000c84a0" officeooo:paragraph-rsid="000c84a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c84a0" officeooo:paragraph-rsid="000c84a0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d6d6f" officeooo:paragraph-rsid="000d6d6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ea2fe" officeooo:paragraph-rsid="000ea2fe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dd289" officeooo:paragraph-rsid="000dd28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fa43e" officeooo:paragraph-rsid="000fa43e" style:font-weight-asian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0fa992" officeooo:paragraph-rsid="000fa99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0a6cc" officeooo:paragraph-rsid="0010a6c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123f79" officeooo:paragraph-rsid="00123f7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46f74" officeooo:paragraph-rsid="00146f7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6f1eb" officeooo:paragraph-rsid="0016f1e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9282f" officeooo:paragraph-rsid="0019282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a7d2a" officeooo:paragraph-rsid="001a7d2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1b6ed9" officeooo:paragraph-rsid="001b6ed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b948c" officeooo:paragraph-rsid="001b948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be484" officeooo:paragraph-rsid="001be48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db0dd" officeooo:paragraph-rsid="001db0d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1f581f" officeooo:paragraph-rsid="001f581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2493c0" officeooo:paragraph-rsid="002493c0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267e9a" officeooo:paragraph-rsid="00267e9a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26953f" officeooo:paragraph-rsid="0026953f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28c85c" officeooo:paragraph-rsid="0028c85c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officeooo:rsid="000c84a0" officeooo:paragraph-rsid="000c84a0"/>
    </style:style>
    <style:style style:name="P35" style:family="paragraph" style:parent-style-name="Standard" style:list-style-name="L1">
      <style:text-properties style:text-underline-style="solid" style:text-underline-width="auto" style:text-underline-color="font-color" officeooo:rsid="000c84a0" officeooo:paragraph-rsid="000c84a0"/>
    </style:style>
    <style:style style:name="P36" style:family="paragraph" style:parent-style-name="Standard" style:list-style-name="L2">
      <style:text-properties style:text-underline-style="solid" style:text-underline-width="auto" style:text-underline-color="font-color" officeooo:rsid="000d6d6f" officeooo:paragraph-rsid="000d6d6f"/>
    </style:style>
    <style:style style:name="P37" style:family="paragraph" style:parent-style-name="Standard" style:list-style-name="L2">
      <style:text-properties style:text-underline-style="solid" style:text-underline-width="auto" style:text-underline-color="font-color" fo:font-weight="bold" officeooo:rsid="000d6d6f" officeooo:paragraph-rsid="000d6d6f" style:font-weight-asian="bold" style:font-weight-complex="bold"/>
    </style:style>
    <style:style style:name="P38" style:family="paragraph" style:parent-style-name="Standard" style:list-style-name="L5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39" style:family="paragraph" style:parent-style-name="Standard" style:list-style-name="L6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40" style:family="paragraph" style:parent-style-name="Standard" style:list-style-name="L9">
      <style:text-properties style:text-underline-style="solid" style:text-underline-width="auto" style:text-underline-color="font-color" fo:font-weight="bold" officeooo:rsid="00127371" officeooo:paragraph-rsid="00127371" style:font-weight-asian="bold" style:font-weight-complex="bold"/>
    </style:style>
    <style:style style:name="P41" style:family="paragraph" style:parent-style-name="Standard" style:list-style-name="L9">
      <style:text-properties style:text-underline-style="solid" style:text-underline-width="auto" style:text-underline-color="font-color" fo:font-weight="bold" officeooo:rsid="00146f74" officeooo:paragraph-rsid="00146f74" style:font-weight-asian="bold" style:font-weight-complex="bold"/>
    </style:style>
    <style:style style:name="P42" style:family="paragraph" style:parent-style-name="Standard" style:list-style-name="L10">
      <style:text-properties style:text-underline-style="solid" style:text-underline-width="auto" style:text-underline-color="font-color" fo:font-weight="bold" officeooo:rsid="0016f1eb" officeooo:paragraph-rsid="0016f1eb" style:font-weight-asian="bold" style:font-weight-complex="bold"/>
    </style:style>
    <style:style style:name="P43" style:family="paragraph" style:parent-style-name="Standard" style:list-style-name="L3">
      <style:text-properties style:text-underline-style="none" fo:font-weight="normal" officeooo:rsid="000ea2fe" officeooo:paragraph-rsid="000ea2fe" style:font-weight-asian="normal" style:font-weight-complex="normal"/>
    </style:style>
    <style:style style:name="P44" style:family="paragraph" style:parent-style-name="Standard" style:list-style-name="L4">
      <style:text-properties style:text-underline-style="none" fo:font-weight="normal" officeooo:rsid="000ea2fe" officeooo:paragraph-rsid="000ea2fe" style:font-weight-asian="normal" style:font-weight-complex="normal"/>
    </style:style>
    <style:style style:name="P45" style:family="paragraph" style:parent-style-name="Standard" style:list-style-name="L3">
      <style:text-properties style:text-underline-style="none" fo:font-weight="normal" officeooo:rsid="000fa992" officeooo:paragraph-rsid="000fa992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0d6d6f" officeooo:paragraph-rsid="000ea2fe" style:font-weight-asian="normal" style:font-weight-complex="normal"/>
    </style:style>
    <style:style style:name="P47" style:family="paragraph" style:parent-style-name="Standard" style:list-style-name="L7">
      <style:text-properties fo:font-style="normal" style:text-underline-style="none" fo:font-weight="normal" officeooo:rsid="0010a6cc" officeooo:paragraph-rsid="0010a6cc" style:font-style-asian="normal" style:font-weight-asian="normal" style:font-style-complex="normal" style:font-weight-complex="normal"/>
    </style:style>
    <style:style style:name="P48" style:family="paragraph" style:parent-style-name="Standard" style:list-style-name="L8">
      <style:text-properties fo:font-style="normal" style:text-underline-style="none" fo:font-weight="normal" officeooo:rsid="00123f79" officeooo:paragraph-rsid="00123f79" style:font-style-asian="normal" style:font-weight-asian="normal" style:font-style-complex="normal" style:font-weight-complex="normal"/>
    </style:style>
    <style:style style:name="P49" style:family="paragraph" style:parent-style-name="Standard" style:list-style-name="L10">
      <style:text-properties fo:font-style="normal" style:text-underline-style="none" fo:font-weight="normal" officeooo:rsid="0016f1eb" officeooo:paragraph-rsid="0016f1eb" style:font-style-asian="normal" style:font-weight-asian="normal" style:font-style-complex="normal" style:font-weight-complex="normal"/>
    </style:style>
    <style:style style:name="P50" style:family="paragraph" style:parent-style-name="Standard" style:list-style-name="L11">
      <style:text-properties fo:font-style="normal" style:text-underline-style="none" fo:font-weight="normal" officeooo:rsid="0019282f" officeooo:paragraph-rsid="0019282f" style:font-style-asian="normal" style:font-weight-asian="normal" style:font-style-complex="normal" style:font-weight-complex="normal"/>
    </style:style>
    <style:style style:name="P51" style:family="paragraph" style:parent-style-name="Standard" style:list-style-name="L12">
      <style:text-properties fo:font-style="normal" style:text-underline-style="none" fo:font-weight="normal" officeooo:rsid="001b6ed9" officeooo:paragraph-rsid="001b6ed9" style:font-style-asian="normal" style:font-weight-asian="normal" style:font-style-complex="normal" style:font-weight-complex="normal"/>
    </style:style>
    <style:style style:name="P52" style:family="paragraph" style:parent-style-name="Standard" style:list-style-name="L13">
      <style:text-properties fo:font-style="normal" style:text-underline-style="none" fo:font-weight="normal" officeooo:rsid="001be484" officeooo:paragraph-rsid="001be484" style:font-style-asian="normal" style:font-weight-asian="normal" style:font-style-complex="normal" style:font-weight-complex="normal"/>
    </style:style>
    <style:style style:name="P53" style:family="paragraph" style:parent-style-name="Standard" style:list-style-name="L14">
      <style:text-properties fo:font-style="normal" style:text-underline-style="none" fo:font-weight="normal" officeooo:rsid="001f581f" officeooo:paragraph-rsid="001f581f" style:font-style-asian="normal" style:font-weight-asian="normal" style:font-style-complex="normal" style:font-weight-complex="normal"/>
    </style:style>
    <style:style style:name="P54" style:family="paragraph" style:parent-style-name="Standard" style:list-style-name="L16">
      <style:text-properties fo:font-style="normal" style:text-underline-style="none" fo:font-weight="normal" officeooo:rsid="0028c85c" officeooo:paragraph-rsid="0028c85c" style:font-style-asian="normal" style:font-weight-asian="normal" style:font-style-complex="normal" style:font-weight-complex="normal"/>
    </style:style>
    <style:style style:name="P55" style:family="paragraph" style:parent-style-name="Standard" style:list-style-name="L15">
      <style:text-properties style:font-name="Liberation Serif" fo:font-style="normal" style:text-underline-style="none" fo:font-weight="normal" officeooo:rsid="00267e9a" officeooo:paragraph-rsid="00267e9a" style:font-name-asian="Noto Sans CJK SC Regular" style:font-style-asian="normal" style:font-weight-asian="normal" style:font-name-complex="Noto Sans Devanagari" style:font-style-complex="normal" style:font-weight-complex="normal"/>
    </style:style>
    <style:style style:name="P56" style:family="paragraph" style:parent-style-name="Standard">
      <style:text-properties style:font-name="Liberation Serif" fo:font-style="normal" style:text-underline-style="none" fo:font-weight="normal" officeooo:rsid="00267e9a" officeooo:paragraph-rsid="00267e9a" style:font-name-asian="Noto Sans CJK SC Regular" style:font-style-asian="normal" style:font-weight-asian="normal" style:font-name-complex="Noto Sans Devanagari" style:font-style-complex="normal" style:font-weight-complex="normal"/>
    </style:style>
    <style:style style:name="P57" style:family="paragraph" style:parent-style-name="Standard">
      <style:text-properties style:font-name="Liberation Serif" fo:font-style="normal" style:text-underline-style="none" fo:font-weight="normal" officeooo:rsid="0026953f" officeooo:paragraph-rsid="0026953f" style:font-name-asian="Noto Sans CJK SC Regular" style:font-style-asian="normal" style:font-weight-asian="normal" style:font-name-complex="Noto Sans Devanagari" style:font-style-complex="normal" style:font-weight-complex="normal"/>
    </style:style>
    <style:style style:name="P58" style:family="paragraph" style:parent-style-name="Standard" style:list-style-name="L16">
      <style:text-properties style:font-name="Liberation Serif" fo:font-style="normal" style:text-underline-style="none" fo:font-weight="normal" officeooo:rsid="0028c85c" officeooo:paragraph-rsid="0028c85c" style:font-name-asian="Noto Sans CJK SC Regular" style:font-style-asian="normal" style:font-weight-asian="normal" style:font-name-complex="Noto Sans Devanagari" style:font-style-complex="normal" style:font-weight-complex="normal"/>
    </style:style>
    <style:style style:name="P59" style:family="paragraph" style:parent-style-name="Standard" style:list-style-name="L17">
      <style:text-properties style:font-name="Liberation Serif" fo:font-style="normal" style:text-underline-style="none" fo:font-weight="normal" officeooo:rsid="0028c85c" officeooo:paragraph-rsid="0028c85c" style:font-name-asian="Noto Sans CJK SC Regular" style:font-style-asian="normal" style:font-weight-asian="normal" style:font-name-complex="Noto Sans Devanagari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4983f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cc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007826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ce181e"/>
    </style:style>
    <style:style style:name="T17" style:family="text">
      <style:text-properties fo:color="#ce181e" fo:font-weight="bold" style:font-weight-asian="bold" style:font-weight-complex="bold"/>
    </style:style>
    <style:style style:name="T18" style:family="text">
      <style:text-properties style:font-name="Liberation Serif1" style:font-name-asian="Liberation Serif1" style:font-name-complex="Liberation Serif1"/>
    </style:style>
    <style:style style:name="T19" style:family="text">
      <style:text-properties style:font-name="Liberation Serif" style:font-name-asian="Noto Sans CJK SC Regular" style:font-name-complex="Noto Sans Devanagari"/>
    </style:style>
    <style:style style:name="T20" style:family="text">
      <style:text-properties style:font-name="Liberation Serif" fo:font-weight="bold" style:font-name-asian="Noto Sans CJK SC Regular" style:font-weight-asian="bold" style:font-name-complex="Noto Sans Devanagari" style:font-weight-complex="bold"/>
    </style:style>
    <style:style style:name="T21" style:family="text">
      <style:text-properties style:font-name="Liberation Serif" fo:font-style="italic" style:font-name-asian="Noto Sans CJK SC Regular" style:font-style-asian="italic" style:font-name-complex="Noto Sans Devanagari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ses do processo de auditoria: planejamento, execução e relatórios.</text:p>
      <text:p text:style-name="P2"/>
      <text:p text:style-name="P2">O planejamento é <text:span text:style-name="T1">contínuo</text:span><text:span text:style-name="T2">, presente ao longo de todo o processo de auditoria.</text:span></text:p>
      <text:p text:style-name="P12"/>
      <text:p text:style-name="P2"><text:span text:style-name="T2">Procedimentos executados no </text:span><text:span text:style-name="T1">planejamento</text:span><text:span text:style-name="T2">:</text:span></text:p>
      <text:list xml:id="list636691767" text:style-name="L1">
        <text:list-item>
          <text:p text:style-name="P34"><text:span text:style-name="T2">obter </text:span><text:span text:style-name="T4">detalhamento</text:span><text:span text:style-name="T6"> sobre a auditoria, atendendo ao princípio do custo-benefício;</text:span></text:p>
        </text:list-item>
        <text:list-item>
          <text:p text:style-name="P34"><text:span text:style-name="T6">obter o máximo de </text:span><text:span text:style-name="T4">informações da empresa</text:span><text:span text:style-name="T6"> a ser fiscalizada;</text:span></text:p>
        </text:list-item>
        <text:list-item>
          <text:p text:style-name="P34"><text:span text:style-name="T6">discutir </text:span><text:span text:style-name="T4">escopo, procedimentos e técnicas</text:span><text:span text:style-name="T6">;</text:span></text:p>
        </text:list-item>
        <text:list-item>
          <text:p text:style-name="P35"><text:span text:style-name="T2">testar a documentação</text:span><text:span text:style-name="T6"> a ser usada.</text:span></text:p>
        </text:list-item>
      </text:list>
      <text:p text:style-name="P13"/>
      <text:p text:style-name="P3"><text:span text:style-name="T6">O </text:span><text:span text:style-name="T7">planejamento</text:span><text:span text:style-name="T6">:</text:span></text:p>
      <text:list xml:id="list2327452182" text:style-name="L2">
        <text:list-item>
          <text:p text:style-name="P36"><text:span text:style-name="T6">é a </text:span><text:span text:style-name="T7">1ª fase</text:span><text:span text:style-name="T6"> de um trabalho de auditoria;</text:span></text:p>
        </text:list-item>
        <text:list-item>
          <text:p text:style-name="P37"><text:span text:style-name="T5">não se encerra</text:span><text:span text:style-name="T6"> com o início dos trabalhos de campo;</text:span></text:p>
        </text:list-item>
        <text:list-item>
          <text:p text:style-name="P37"><text:span text:style-name="T6">é </text:span><text:span text:style-name="T5">flexível</text:span><text:span text:style-name="T6">.</text:span></text:p>
        </text:list-item>
      </text:list>
      <text:p text:style-name="P1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5">Planejamento:</text:p>
            <text:list xml:id="list516772436" text:style-name="L3">
              <text:list-item>
                <text:p text:style-name="P43">atividades preliminares;</text:p>
              </text:list-item>
              <text:list-item>
                <text:p text:style-name="P43">determinação do escopo;</text:p>
              </text:list-item>
              <text:list-item>
                <text:p text:style-name="P45">programa de auditoria.</text:p>
              </text:list-item>
            </text:list>
          </table:table-cell>
        </table:table-row>
      </table:table>
      <text:p text:style-name="P46"/>
      <text:p text:style-name="P4"><text:span text:style-name="T6">Na fase de planejamento, as atividades preliminares </text:span><text:span text:style-name="T5">auxiliam o auditor</text:span><text:span text:style-name="T6"> na identificação e na avaliação de </text:span><text:span text:style-name="T5">eventos ou situações </text:span><text:span text:style-name="T6">que possam </text:span><text:span text:style-name="T5">afetar sua capacidade de planejar e realizar o trabalho</text:span><text:span text:style-name="T6">.</text:span></text:p>
      <text:p text:style-name="P16"/>
      <text:p text:style-name="P5"><text:span text:style-name="T6">A equipe de auditoria deve </text:span><text:span text:style-name="T5">construir uma visão geral do objeto</text:span><text:span text:style-name="T6"> a ser fiscalizado, fazendo uso das seguintes fontes de informação, dentre outras:</text:span></text:p>
      <text:list xml:id="list2519006721" text:style-name="L4">
        <text:list-item>
          <text:p text:style-name="P44">sistemas informatizados;</text:p>
        </text:list-item>
        <text:list-item>
          <text:p text:style-name="P44">demonstrações dos últimos exercícios;</text:p>
        </text:list-item>
        <text:list-item>
          <text:p text:style-name="P44">fiscalizações anteriores, incluindo papéis de trabalho;</text:p>
        </text:list-item>
        <text:list-item>
          <text:p text:style-name="P44">auditores que tenham participado de trabalhos recentes na empresa;</text:p>
        </text:list-item>
        <text:list-item>
          <text:p text:style-name="P44">controle interno;</text:p>
        </text:list-item>
        <text:list-item>
          <text:p text:style-name="P44">notícias da mídia;</text:p>
        </text:list-item>
        <text:list-item>
          <text:p text:style-name="P44">possíveis ações judiciais concernentes à empresa fiscalizada.</text:p>
        </text:list-item>
      </text:list>
      <text:p text:style-name="P15"/>
      <text:p text:style-name="P5"><text:span text:style-name="T5">Risco de auditoria → </text:span><text:span text:style-name="T6">possibilidade de o auditor chegar a conclusões equivocadas ou incompletas.</text:span></text:p>
      <text:p text:style-name="P15"/>
      <text:p text:style-name="P6"><text:span text:style-name="T6">O </text:span><text:span text:style-name="T5">escopo</text:span><text:span text:style-name="T6"> é definido em função do </text:span><text:span text:style-name="T5">tempo e dos recursos humanos e materiais</text:span><text:span text:style-name="T6"> </text:span><text:span text:style-name="T5">disponíveis</text:span><text:span text:style-name="T6">.</text:span></text:p>
      <text:p text:style-name="P17"/>
      <text:p text:style-name="P6"><text:span text:style-name="T6">Para definir o </text:span><text:span text:style-name="T5">escopo</text:span><text:span text:style-name="T6"> (extensão e alcance da auditoria), a empresa de auditoria deve </text:span><text:span text:style-name="T5">dispor de informações</text:span><text:span text:style-name="T6"> sobre objetivos relacionados ao </text:span><text:span text:style-name="T5">objeto</text:span><text:span text:style-name="T6"> que será auditado e aos </text:span><text:span text:style-name="T5">riscos relevantes</text:span><text:span text:style-name="T6"> associados a esses objetivos, bem como sobre a </text:span><text:span text:style-name="T5">confiabilidade dos controles</text:span><text:span text:style-name="T6"> adotados para tratar esses riscos.</text:span></text:p>
      <text:p text:style-name="P17"/>
      <text:p text:style-name="P7"><text:span text:style-name="T6">Se auditor, durante a execução, se deparar com fatos que </text:span><text:span text:style-name="T8">fogem ao escopo</text:span><text:span text:style-name="T9"> da auditoria, poderá:</text:span></text:p>
      <text:list xml:id="list1554650227" text:style-name="L5">
        <text:list-item>
          <text:p text:style-name="P38"><text:span text:style-name="T9">se fatos se relacionam de forma clara e lógica com o objetivo da auditoria, o </text:span><text:span text:style-name="T11">planejamento é passível de mudanças</text:span><text:span text:style-name="T9"> pela própria </text:span><text:span text:style-name="T15">equipe</text:span><text:span text:style-name="T9"> de auditoria, que deverá remetê-las ao supervisor para aprovação;</text:span></text:p>
        </text:list-item>
        <text:list-item>
          <text:p text:style-name="P38"><text:span text:style-name="T9">se, mesmo que relacionados aos objetivos, os fatos fogem ao escopo mas a consistência das evidências recomenda sua abordagem, a </text:span><text:span text:style-name="T15">equipe</text:span><text:span text:style-name="T9">, em conjunto com </text:span><text:span text:style-name="T13">supervisor</text:span><text:span text:style-name="T9"> e </text:span><text:span text:style-name="T14">titular da unidade técnica coordenadora</text:span><text:span text:style-name="T9">, deve avaliar a </text:span><text:span text:style-name="T11">oportunidade e conveniência de realizar </text:span><text:soft-page-break/><text:span text:style-name="T11">exames</text:span><text:span text:style-name="T9"> para desenvolver achados no trabalho em curso, desde que não desvirtue a auditoria inicial;</text:span></text:p>
        </text:list-item>
        <text:list-item>
          <text:p text:style-name="P38"><text:span text:style-name="T9">se fatos são incompatíveis com o objetivo, caberá ao </text:span><text:span text:style-name="T14">titular da unidade técnica</text:span><text:span text:style-name="T9"> avaliar a </text:span><text:span text:style-name="T11">conveniência e oportunidade de aprofundar os exames acerca das constatações</text:span><text:span text:style-name="T9">, desde que não desvirtue a auditoria inicial.</text:span></text:p>
        </text:list-item>
      </text:list>
      <text:p text:style-name="P18"/>
      <text:p text:style-name="P7"><text:span text:style-name="T11">Programa de auditoria</text:span><text:span text:style-name="T9"> → desenvolver o </text:span><text:span text:style-name="T11">Plano de Auditoria</text:span><text:span text:style-name="T9"> (plano de ação detalhado).</text:span></text:p>
      <text:list xml:id="list1701555163" text:style-name="L6">
        <text:list-item>
          <text:p text:style-name="P39"><text:span text:style-name="T9">Deve ser </text:span><text:span text:style-name="T11">específico</text:span><text:span text:style-name="T9"> → um plano para cada trabalho; e</text:span></text:p>
        </text:list-item>
        <text:list-item>
          <text:p text:style-name="P39"><text:span text:style-name="T9">Deve ser </text:span><text:span text:style-name="T11">padronizado</text:span><text:span text:style-name="T9"> → destinado à aplicação em trabalhos locais ou em épocas diferentes, com pequenas alterações.</text:span></text:p>
        </text:list-item>
      </text:list>
      <text:p text:style-name="P18"/>
      <text:p text:style-name="P8"><text:span text:style-name="T9">O </text:span><text:span text:style-name="T11">programa de auditoria</text:span><text:span text:style-name="T9"> é baseado na </text:span><text:span text:style-name="T11">visão geral do objeto</text:span><text:span text:style-name="T9"> e deve evidenciar:</text:span></text:p>
      <text:list xml:id="list1339149812" text:style-name="L7">
        <text:list-item>
          <text:p text:style-name="P47">objetivo e escopo da auditoria;</text:p>
        </text:list-item>
        <text:list-item>
          <text:p text:style-name="P47">o universo e a amostra a serem examinados;</text:p>
        </text:list-item>
        <text:list-item>
          <text:p text:style-name="P47">os procedimentos e as técnicas a serem usados, os critérios de auditoria, as informações requeridas e suas fontes, as etapas a serem cumpridas com respectivos cronogramas;</text:p>
        </text:list-item>
        <text:list-item>
          <text:p text:style-name="P47">a quantificação dos recursos necessários à execução do trabalho.</text:p>
        </text:list-item>
      </text:list>
      <text:p text:style-name="P19"/>
      <text:p text:style-name="P9"><text:span text:style-name="T9">O </text:span><text:span text:style-name="T11">planejamento</text:span><text:span text:style-name="T9"> começa logo após (ou em conexão com) a conclusão da auditoria anterior, continuando até a conclusão do trabalho da auditoria atual.</text:span></text:p>
      <text:p text:style-name="P20"/>
      <text:p text:style-name="P9"><text:span text:style-name="T9">Ao definir a </text:span><text:span text:style-name="T11">estratégia global</text:span><text:span text:style-name="T9">, o auditor deve:</text:span></text:p>
      <text:list xml:id="list3206109386" text:style-name="L8">
        <text:list-item>
          <text:p text:style-name="P48">identificar as características do trabalho para definir o seu alcance;</text:p>
        </text:list-item>
        <text:list-item>
          <text:p text:style-name="P48">definir os objetivos do relatório do trabalho de forma a planejar a época da auditoria e as comunicações necessárias;</text:p>
        </text:list-item>
        <text:list-item>
          <text:p text:style-name="P48">considerar os fatores que, no julgamento profissional do auditor, são significativos para orientar os esforços da equipe de trabalho;</text:p>
        </text:list-item>
        <text:list-item>
          <text:p text:style-name="P48">considerar os resultados das atividades preliminares do trabalho de auditoria;</text:p>
        </text:list-item>
        <text:list-item>
          <text:p text:style-name="P48">determinar a natureza, a época e a extensão dos recursos necessários para realizar o trabalho.</text:p>
        </text:list-item>
      </text:list>
      <text:p text:style-name="P20"/>
      <text:p text:style-name="P10"><text:span text:style-name="T11">Materialidade e Relevância</text:span><text:span text:style-name="T9">:</text:span></text:p>
      <text:list xml:id="list1725731653" text:style-name="L9">
        <text:list-item>
          <text:p text:style-name="P40"><text:span text:style-name="T11">Relevância</text:span><text:span text:style-name="T9">: as distorções, inclusive omissões, são consideradas relevantes se for razoável esperar que, individual ou conjuntamente, elas influenciem as decisões econômicas dos usuários tomadas com base nas demostrações contábeis;</text:span></text:p>
        </text:list-item>
        <text:list-item>
          <text:p text:style-name="P41"><text:span text:style-name="T11">Materialidade</text:span><text:span text:style-name="T9">: é o valor fixado pelo auditor, inferiores ao considerado relevante para as demonstrações contábeis como um todo, para reduzir a um nível baixo a probabilidade de que as distorções não corrigidas e não detectadas em conjunto, excedam a materialidade para as demonstrações contábeis como um todo;</text:span></text:p>
          <text:list>
            <text:list-item>
              <text:p text:style-name="P41"><text:span text:style-name="T12">aspecto quantitativo</text:span><text:span text:style-name="T9">: valor das contas envolvidas nas demonstrações contábeis;</text:span></text:p>
            </text:list-item>
            <text:list-item>
              <text:p text:style-name="P41"><text:span text:style-name="T12">aspecto qualitativo</text:span><text:span text:style-name="T9">: veracidade das informações transmitidas aos usuários da informação contábil;</text:span></text:p>
            </text:list-item>
            <text:list-item>
              <text:p text:style-name="P41"><text:span text:style-name="T10">a</text:span><text:span text:style-name="T11"> determinação de materialidade</text:span><text:span text:style-name="T9"> pelo auditor é uma questão de </text:span><text:span text:style-name="T11">julgamento profissional</text:span><text:span text:style-name="T9"> e é afetada pela percepção das necessidades de informações financeiras dos usuários.</text:span></text:p>
            </text:list-item>
          </text:list>
        </text:list-item>
      </text:list>
      <text:p text:style-name="P21"/>
      <text:p text:style-name="P11"><text:span text:style-name="T9">O auditor deve incluir na </text:span><text:span text:style-name="T11">documentação de auditoria</text:span><text:span text:style-name="T9"> os seguintes valores e fatores considerados em sua determinação:</text:span></text:p>
      <text:list xml:id="list3255569266" text:style-name="L10">
        <text:list-item>
          <text:p text:style-name="P42"><text:span text:style-name="T11">materialidade </text:span><text:span text:style-name="T9">para as demonstrações como um todo;</text:span></text:p>
        </text:list-item>
        <text:list-item>
          <text:p text:style-name="P42"><text:span text:style-name="T9">se aplicável, o nível de </text:span><text:span text:style-name="T11">materialidade para classes específicas de transações, saldos contábeis ou divulgação</text:span><text:span text:style-name="T9">;</text:span></text:p>
        </text:list-item>
        <text:list-item>
          <text:p text:style-name="P49"><text:soft-page-break/>materialidade para execução da auditoria;</text:p>
        </text:list-item>
        <text:list-item>
          <text:p text:style-name="P49">qualquer revisão dos tópicos acima com o andamento da auditoria.</text:p>
        </text:list-item>
      </text:list>
      <text:p text:style-name="P22"/>
      <text:p text:style-name="P23">O <text:span text:style-name="T1">Planejamento</text:span> de auditoria possui, em geral, duas fases:</text:p>
      <text:list xml:id="list2554454458" text:style-name="L11">
        <text:list-item>
          <text:p text:style-name="P50">definição da estratégia global; e</text:p>
        </text:list-item>
        <text:list-item>
          <text:p text:style-name="P50">desenvolvimento do plano de auditoria.</text:p>
        </text:list-item>
      </text:list>
      <text:p text:style-name="P23"/>
      <text:p text:style-name="P24">O auditor, ao desenvolver o <text:span text:style-name="T1">plano de auditoria</text:span>, deve descrever <text:span text:style-name="T3">a natureza, a época e a extensão dos procedimentos adicionais de auditoria planejados no nível de afirmação</text:span>.</text:p>
      <text:p text:style-name="P24"/>
      <text:p text:style-name="P25">Fatores que podem afetar a identificação de um referencial para determinar a <text:span text:style-name="T1">materialidade</text:span> para as demonstrações contábeis:</text:p>
      <text:list xml:id="list4285576859" text:style-name="L12">
        <text:list-item>
          <text:p text:style-name="P51">elementos das demonstrações contábeis;</text:p>
        </text:list-item>
        <text:list-item>
          <text:p text:style-name="P51">estrutura de financiamento da entidade;</text:p>
        </text:list-item>
        <text:list-item>
          <text:p text:style-name="P51">ambiente econômico em que atua;</text:p>
        </text:list-item>
        <text:list-item>
          <text:p text:style-name="P51">fase do ciclo de vida da entidade; e</text:p>
        </text:list-item>
        <text:list-item>
          <text:p text:style-name="P51">volatilidade relativa do referencial.</text:p>
        </text:list-item>
      </text:list>
      <text:p text:style-name="P25"/>
      <text:p text:style-name="P26">A materialidade determinada no planejamento da auditoria não estabelece necessariamente um valor abaixo do qual as distorções não corrigidas, individualmente ou em conjunto, serão sempre avaliadas como não relevantes. <text:span text:style-name="T1">As circunstâncias relacionadas a algumas distorções podem levar o auditor a avaliá-las como relevantes mesmo que estejam abaixo do limite de materialidade</text:span>.</text:p>
      <text:p text:style-name="P26"/>
      <text:p text:style-name="P27">Fatores relevantes no planejamento de auditoria interna:</text:p>
      <text:list xml:id="list2883514983" text:style-name="L13">
        <text:list-item>
          <text:p text:style-name="P52">conhecimento detalhado da política e dos instrumentos de gestão de riscos da entidade;</text:p>
        </text:list-item>
        <text:list-item>
          <text:p text:style-name="P52">conhecimento do resultado e das providências tomadas em relação a trabalhos anteriores, semelhantes ou relacionados;</text:p>
        </text:list-item>
        <text:list-item>
          <text:p text:style-name="P52">conhecimento detalhado das atividades operacionais e dos sistema contábil e de controles internos e seu grau de confiabilidade da entidade.</text:p>
        </text:list-item>
      </text:list>
      <text:p text:style-name="P27"/>
      <text:p text:style-name="P28">Considera-se que o <text:span text:style-name="T1">planejamento</text:span> de auditoria é iniciado no <text:span text:style-name="T1">primeiro contato com o cliente, antes mesmo da assinatura do contrato</text:span>, quando são executadas as atividades preliminares.</text:p>
      <text:p text:style-name="P28"/>
      <text:p text:style-name="P29">O auditor deve realizar as seguintes atividades no <text:span text:style-name="T1">início do trabalho de auditoria corrente</text:span>:</text:p>
      <text:list xml:id="list2887967547" text:style-name="L14">
        <text:list-item>
          <text:p text:style-name="P53">realizar os procedimentos de controle de qualidade da auditoria de demonstrações contábeis;</text:p>
        </text:list-item>
        <text:list-item>
          <text:p text:style-name="P53">avaliar conformidade com requisitos éticos, inclusive independência;</text:p>
        </text:list-item>
        <text:list-item>
          <text:p text:style-name="P53">estabelecer entendimento dos termos de trabalho.</text:p>
        </text:list-item>
      </text:list>
      <text:p text:style-name="P29"/>
      <text:p text:style-name="P30">Uma demonstração contábil apresenta <text:span text:style-name="T17">distorções relevantes</text:span> quando o valor de distorções <text:span text:style-name="T17">não corrigidas</text:span><text:span text:style-name="T16">, </text:span><text:span text:style-name="T17">individualmente ou em conjunto</text:span><text:span text:style-name="T16">, </text:span><text:span text:style-name="T17">é maior do que materialidade global</text:span><text:span text:style-name="T16"> </text:span>estabelecida para o trabalho.</text:p>
      <text:p text:style-name="P30"/>
      <text:p text:style-name="P31">Risco de amostra <text:span text:style-name="T18">≠</text:span><text:span text:style-name="T19"> Risco de auditoria</text:span></text:p>
      <text:list xml:id="list3600257421" text:style-name="L15">
        <text:list-item>
          <text:p text:style-name="P55">risco de amostra → possibilidade de o auditor obter, com a amostragem, conclusões diferentes do que obteria se aplicasse o teste a toda população de dados contábeis.</text:p>
        </text:list-item>
      </text:list>
      <text:p text:style-name="P56"/>
      <text:p text:style-name="P32"><text:span text:style-name="T19">A </text:span><text:span text:style-name="T20">auditoria interna</text:span><text:span text:style-name="T19">, ao planejar a realização de um trabalho de auditoria, deve seguir as </text:span><text:span text:style-name="T20">diretrizes estabelecidas pela administração da entidade</text:span><text:span text:style-name="T19">.</text:span></text:p>
      <text:p text:style-name="P57"/>
      <text:p text:style-name="P33"><text:soft-page-break/><text:span text:style-name="T19">Se um auditor determinou que a estrutura de relatório financeiro prevista em lei ou regulamento </text:span><text:span text:style-name="T20">não seria aceitável</text:span><text:span text:style-name="T19">, exceto pelo fato de ser prevista em lei ou regulamento, o auditor </text:span><text:span text:style-name="T20">deve aceitar o trabalho somente nas seguintes condições</text:span><text:span text:style-name="T19">:</text:span></text:p>
      <text:list xml:id="list1223766245" text:style-name="L16">
        <text:list-item>
          <text:p text:style-name="P58">a administração concorda em fornecer informações adicionais; e</text:p>
        </text:list-item>
        <text:list-item>
          <text:p text:style-name="P58">nos termos do trabalho de auditoria reconhecer que:</text:p>
          <text:list>
            <text:list-item>
              <text:p text:style-name="P58">o relatório do auditor independente incluirá um parágrafo de ênfase; e</text:p>
            </text:list-item>
            <text:list-item>
              <text:p text:style-name="P54"><text:span text:style-name="T19">a menos que, por exigência de lei ou regulamento, o auditor deve expressar a sua opinião sobre as demonstrações contábeis usando as frases </text:span><text:span text:style-name="T21">apresentam adequadamente, em todos os aspectos relevantes</text:span><text:span text:style-name="T19">, como é o caso do Brasil, ou </text:span><text:span text:style-name="T21">apresentam uma visão verdadeira e justa</text:span><text:span text:style-name="T19"> de acordo com o relatório financeiro aplicável, a sua opinião sobre as demonstrações contábeis </text:span><text:span text:style-name="T20">não incluirá essas frases</text:span><text:span text:style-name="T19">.</text:span></text:p>
            </text:list-item>
          </text:list>
        </text:list-item>
      </text:list>
      <text:p text:style-name="P33"><text:span text:style-name="T19">Se as condições acima </text:span><text:span text:style-name="T20">não existirem</text:span><text:span text:style-name="T19"> e o auditor, por exigência de lei ou regulamento, deve assumir o trablaho de auditoria, o auditor deve:</text:span></text:p>
      <text:list xml:id="list2498013013" text:style-name="L17">
        <text:list-item>
          <text:p text:style-name="P59">avaliar o efeito, no seu relatório de auditoria, da natureza enganosa das demonstrações contábeis; e</text:p>
        </text:list-item>
        <text:list-item>
          <text:p text:style-name="P59">incluir referência apropriada sobre esse assunto nos termos do trabalho de auditori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84a0" officeooo:paragraph-rsid="000c84a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Planejamento de auditori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19:00.488113984</meta:creation-date>
    <dc:date>2018-04-04T09:55:53.177000000</dc:date>
    <meta:editing-duration>PT2H11M55S</meta:editing-duration>
    <meta:editing-cycles>25</meta:editing-cycles>
    <meta:generator>LibreOffice/6.0.1.1$Windows_X86_64 LibreOffice_project/60bfb1526849283ce2491346ed2aa51c465abfe6</meta:generator>
    <meta:document-statistic meta:table-count="1" meta:image-count="0" meta:object-count="0" meta:page-count="4" meta:paragraph-count="90" meta:word-count="1350" meta:character-count="8798" meta:non-whitespace-character-count="7597"/>
  </office:meta>
</office:document-meta>
</file>